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">
      <style:paragraph-properties fo:text-align="start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">
      <style:paragraph-properties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Times New Roman" fo:font-size="12pt" style:font-size-asian="12pt" style:font-size-complex="12pt"/>
    </style:style>
    <style:style style:name="P6" style:family="paragraph" style:parent-style-name="Standard" style:list-style-name="">
      <style:paragraph-properties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none" fo:country="none" style:font-name-asian="Segoe Print" style:font-size-asian="12pt" style:font-name-complex="Segoe Prin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2pt" style:font-size-asian="12pt" style:font-size-complex="12pt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Heading_20_2">
      <style:paragraph-properties fo:break-before="page"/>
    </style:style>
    <style:style style:name="T1" style:family="text">
      <style:text-properties fo:language="none" fo:country="none" style:font-name-asian="Segoe Print" style:font-name-complex="Segoe Print"/>
    </style:style>
    <style:style style:name="T2" style:family="text">
      <style:text-properties fo:color="#ff3333" fo:language="none" fo:country="none" style:font-name-asian="Segoe Print" style:font-name-complex="Segoe Prin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style:use-window-font-color="true" fo:language="none" fo:country="none" style:font-name-asian="Segoe Print" style:font-name-complex="Segoe Pri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">• Attente et demande (focntionnalité, architecture....), <text:tab/>2</text:p>
          <text:p text:style-name="P9">• Contraintes(outils, langage) + risques :<text:tab/>2</text:p>
          <text:p text:style-name="P9">• Etude + veille techno :<text:tab/>2</text:p>
          <text:p text:style-name="P9">• Planning(date de livraison) :<text:tab/>2</text:p>
          <text:p text:style-name="P9">• Environnement de dev (logiciel support comme github) :<text:tab/>2</text:p>
        </text:index-body>
      </text:table-of-content>
      <text:p text:style-name="Standard"><text:span text:style-name="T1"/></text:p>
      <text:h text:style-name="P10" text:outline-level="2"><text:span text:style-name="T1">• Attente et demande (focntionnalité, architecture....), </text:span></text:h>
      <text:p text:style-name="P5"><text:span text:style-name="T1"/></text:p>
      <text:p text:style-name="P2"><text:tab/>Pour notre projet de troisième année nous avons décidé de réaliser la réponse d'un système de sécurité dans le cas d'une intrusion et/ou d'un danger domestique.</text:p>
      <text:p text:style-name="P2"><text:tab/>Dans le cadre de ce projet la notion la plus importante est la <text:span text:style-name="T3">sécurité</text:span><text:span text:style-name="T4">.</text:span></text:p>
      <text:p text:style-name="P2"><text:tab/>Un utilisateur soucieux de sa sécurité ou de celle de ses proches installera divers dispositif comme :</text:p>
      <text:p text:style-name="P2"><text:tab/>• des alarmes</text:p>
      <text:p text:style-name="P2"><text:tab/>• des caméras</text:p>
      <text:p text:style-name="P2"><text:tab/>• des détecteurs d'ouvertures (porte / fenêtre)</text:p>
      <text:p text:style-name="P2"><text:tab/>• des détecteurs de fumé</text:p>
      <text:p text:style-name="P2"><text:tab/>• des détecteurs de CO<text:span text:style-name="T5">2</text:span><text:span text:style-name="T6"> </text:span></text:p>
      <text:p text:style-name="P8"><text:tab/>• des détecteurs de mouvements</text:p>
      <text:p text:style-name="P8">L'usager voudra en cas d'intrusion être prévenu, que la police soit prévenu. Si c'est une personne âgé qui est tombé par terre les pompiers devront être prévenus.</text:p>
      <text:p text:style-name="P4"><text:span text:style-name="T1"/></text:p>
      <text:h text:style-name="Heading_20_2" text:outline-level="2"><text:span text:style-name="T1">• Contraintes(outils, langage) + risques :</text:span></text:h>
      <text:p text:style-name="P5"><text:span text:style-name="T1"/></text:p>
      <text:p text:style-name="P5"><text:span text:style-name="T1"><text:tab/>Nous utiliserons la technologie Arduino, c'est à dire une carte Arduino, des capteurs (voir Attente et demande ci-dessus) compatible Arduino.</text:span></text:p>
      <text:p text:style-name="P5"><text:span text:style-name="T1"><text:tab/>Le langage de programmation utiliser sera celui proposé par Arduino a savoir un dérivé du C / C++</text:span></text:p>
      <text:p text:style-name="P5"><text:span text:style-name="T1"/></text:p>
      <text:p text:style-name="P5"><text:span text:style-name="T1"><text:tab/>Les données pourront être traité par un Rasberry Pi ou par un ordinateur des étudiants. (à définir)</text:span></text:p>
      <text:h text:style-name="Heading_20_2" text:outline-level="2"><text:span text:style-name="T1">• Etude + veille techno :</text:span></text:h>
      <text:p text:style-name="P5"><text:span text:style-name="T1"/></text:p>
      <text:p text:style-name="P5"><text:span text:style-name="T1"/></text:p>
      <text:p text:style-name="P5"><text:span text:style-name="T1"/></text:p>
      <text:h text:style-name="Heading_20_2" text:outline-level="2"><text:span text:style-name="T1">• Planning(date de livraison) :</text:span></text:h>
      <text:p text:style-name="P5"><text:span text:style-name="T1"/></text:p>
      <text:p text:style-name="P5"><text:span text:style-name="T1"><text:tab/>La première échéance est la date de la soutenance du </text:span><text:span text:style-name="T2">18/01/2018</text:span><text:span text:style-name="T7">, ou sera présenter l'aspect “Analyse” du projet.</text:span></text:p>
      <text:p text:style-name="P5"><text:span text:style-name="T1"><text:tab/>La date finale est pour la soutenace du XX/XX/XXXX (non indiqué sur le planning pour l'instant) à la fin du second semestre. La soutenance finale du projet rendra compte, en plus de l'aspect “Analyse” de la première soutenance, de l'aspect fonctionnel du projet.</text:span></text:p>
      <text:p text:style-name="P5"><text:span text:style-name="T1"/></text:p>
      <text:h text:style-name="Heading_20_2" text:outline-level="2"><text:span text:style-name="T1">• Environnement de dev (logiciel support comme github) :</text:span></text:h>
      <text:p text:style-name="P3"/>
      <text:p text:style-name="P2">Nous avons créer un compte GitHub pour déposer les documents du pro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21T08:43:25.13</meta:creation-date>
    <dc:date>2017-09-21T09:15:17.85</dc:date>
    <meta:editing-duration>PT31M44S</meta:editing-duration>
    <meta:editing-cycles>23</meta:editing-cycles>
    <meta:generator>OpenOffice/4.1.1$Win32 OpenOffice.org_project/411m6$Build-9775</meta:generator>
    <meta:document-statistic meta:table-count="0" meta:image-count="0" meta:object-count="0" meta:page-count="2" meta:paragraph-count="28" meta:word-count="315" meta:character-count="1911"/>
  </office:meta>
</office:document-meta>
</file>